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1">
            <text:p>UB-4021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580.0">
            <text:p>5580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6">
            <text:p>-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4">
            <text:p>UB-3814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275.0">
            <text:p>2275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6">
            <text:p>UB-4016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63.0">
            <text:p>86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8">
            <text:p>UB-3948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575.0">
            <text:p>457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29">
            <text:p>-2.2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5">
            <text:p>UB-4015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80.0">
            <text:p>580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9">
            <text:p>UB-3949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6271.0">
            <text:p>6271.0</text:p>
          </table:table-cell>
          <table:table-cell office:value-type="float" office:value="44.0">
            <text:p>4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5">
            <text:p>-3.3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6">
            <text:p>Beta-80716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10.0">
            <text:p>41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2">
            <text:p>-0.4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7">
            <text:p>Beta-80717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060.0">
            <text:p>10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8">
            <text:p>Beta-80718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380.0">
            <text:p>3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0">
            <text:p>UB-3950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503.0">
            <text:p>1503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1">
            <text:p>UB-3951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2733.0">
            <text:p>2733.0</text:p>
          </table:table-cell>
          <table:table-cell office:value-type="float" office:value="243.0">
            <text:p>24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7">
            <text:p>UB-4017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91.0">
            <text:p>891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8">
            <text:p>UB-4018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1315.0">
            <text:p>131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9">
            <text:p>UB-4019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2772.0">
            <text:p>2772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0">
            <text:p>UB-4020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4193.0">
            <text:p>4193.0</text:p>
          </table:table-cell>
          <table:table-cell office:value-type="float" office:value="86.0">
            <text:p>8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1">
            <text:p>-3.21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I-7432">
            <text:p>I-7432</text:p>
          </table:table-cell>
          <table:table-cell office:value-type="float" office:value="52.24">
            <text:p>52.24</text:p>
          </table:table-cell>
          <table:table-cell office:value-type="float" office:value="-9.97">
            <text:p>-9.97</text:p>
          </table:table-cell>
          <table:table-cell office:value-type="float" office:value="4775.0">
            <text:p>47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92">
            <text:p>0.92</text:p>
          </table:table-cell>
          <table:table-cell office:value-type="float" office:value="1.59">
            <text:p>1.59</text:p>
          </table:table-cell>
          <table:table-cell office:value-type="float" office:value="1.59">
            <text:p>1.59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2">
            <text:p>UB-3952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966.0">
            <text:p>966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3">
            <text:p>UB-3953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1765.0">
            <text:p>1765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4">
            <text:p>UB-3954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4220.0">
            <text:p>422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3">
            <text:p>UB-4023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667.0">
            <text:p>3667.0</text:p>
          </table:table-cell>
          <table:table-cell office:value-type="float" office:value="34.0">
            <text:p>3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2">
            <text:p>UB-4022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845.0">
            <text:p>384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3">
            <text:p>UB-3813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5309.0">
            <text:p>5309.0</text:p>
          </table:table-cell>
          <table:table-cell office:value-type="float" office:value="44.0">
            <text:p>4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2">
            <text:p>UB-3812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794.0">
            <text:p>794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5">
            <text:p>UB-3815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787.0">
            <text:p>2787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0">
            <text:p>UB-3810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832.0">
            <text:p>832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9">
            <text:p>-1.7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1">
            <text:p>UB-3811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405.0">
            <text:p>405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6">
            <text:p>-0.3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5">
            <text:p>SRR-3205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0">
            <text:p>UB-3830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624.0">
            <text:p>624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6">
            <text:p>SRR-3206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9">
            <text:p>-0.0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9">
            <text:p>UB-3829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736.0">
            <text:p>17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7">
            <text:p>SRR-3207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350.0">
            <text:p>1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8">
            <text:p>SRR-3208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000.0">
            <text:p>3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9">
            <text:p>SRR-3209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620.0">
            <text:p>36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4">
            <text:p>-1.1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11">
            <text:p>SRR-3211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580.0">
            <text:p>3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9">
            <text:p>-1.1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7">
            <text:p>UB-3827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2882.0">
            <text:p>2882.0</text:p>
          </table:table-cell>
          <table:table-cell office:value-type="float" office:value="34.0">
            <text:p>3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1">
            <text:p>UB-3831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439.0">
            <text:p>439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4">
            <text:p>UB-2754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355.0">
            <text:p>435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5">
            <text:p>UB-2755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540.0">
            <text:p>4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1">
            <text:p>-5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828">
            <text:p>UB-2828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918.0">
            <text:p>1918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3">
            <text:p>UB-2753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065.0">
            <text:p>4065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1">
            <text:p>-4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